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P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P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Listenabsatz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Listenabsatz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Listenabsatz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" style:parent-style-name="Listenabsatz" style:family="paragraph"/>
    <style:style style:name="T9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11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13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" style:parent-style-name="Listenabsatz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" style:parent-style-name="Listenabsatz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" style:parent-style-name="Listenabsatz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" style:parent-style-name="Listenabsatz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2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31" style:parent-style-name="Standard" style:family="paragraph">
      <style:paragraph-properties fo:text-align="center"/>
    </style:style>
    <style:style style:name="T32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3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34" style:parent-style-name="Absatz-Standardschriftart" style:family="text">
      <style:text-properties fo:font-size="9pt" style:font-size-asian="9pt" style:font-size-complex="9pt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36" style:parent-style-name="Standard" style:family="paragraph">
      <style:paragraph-properties fo:text-align="center"/>
    </style:style>
    <style:style style:name="T37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8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39" style:parent-style-name="Absatz-Standardschriftart" style:family="text">
      <style:text-properties fo:font-size="9pt" style:font-size-asian="9pt" style:font-size-complex="9pt"/>
    </style:style>
    <style:style style:name="T40" style:parent-style-name="Absatz-Standardschriftart" style:family="text">
      <style:text-properties fo:font-size="9pt" style:font-size-asian="9pt" style:font-size-complex="9pt"/>
    </style:style>
    <style:style style:name="P4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4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43" style:parent-style-name="Standard" style:family="paragraph">
      <style:paragraph-properties fo:text-align="center"/>
    </style:style>
    <style:style style:name="T44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50" style:parent-style-name="Standard" style:family="paragraph">
      <style:paragraph-properties fo:text-align="center"/>
    </style:style>
    <style:style style:name="T51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52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53" style:parent-style-name="Absatz-Standardschriftart" style:family="text">
      <style:text-properties fo:font-size="9pt" style:font-size-asian="9pt" style:font-size-complex="9pt"/>
    </style:style>
    <style:style style:name="T54" style:parent-style-name="Absatz-Standardschriftart" style:family="text">
      <style:text-properties fo:font-size="9pt" style:font-size-asian="9pt" style:font-size-complex="9pt"/>
    </style:style>
    <style:style style:name="P5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5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59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60" style:parent-style-name="Absatz-Standardschriftart" style:family="text">
      <style:text-properties fo:font-size="9pt" style:font-size-asian="9pt" style:font-size-complex="9pt"/>
    </style:style>
    <style:style style:name="P6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62" style:parent-style-name="Standard" style:family="paragraph">
      <style:paragraph-properties fo:text-align="center"/>
    </style:style>
    <style:style style:name="T63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64" style:parent-style-name="Standard" style:family="paragraph">
      <style:paragraph-properties fo:text-align="center"/>
    </style:style>
    <style:style style:name="T65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66" style:parent-style-name="Standard" style:family="paragraph">
      <style:text-properties fo:font-weight="bold" style:font-weight-asian="bold" fo:font-size="22pt" style:font-size-asian="22pt" style:font-size-complex="22pt"/>
    </style:style>
    <style:style style:name="P67" style:parent-style-name="Standard" style:family="paragraph">
      <style:text-properties fo:font-weight="bold" style:font-weight-asian="bold" fo:font-size="22pt" style:font-size-asian="22pt" style:font-size-complex="22pt"/>
    </style:style>
    <style:style style:name="P6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break-before="page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0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7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7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7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3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5" style:parent-style-name="Standard" style:family="paragraph">
      <style:paragraph-properties fo:text-align="center"/>
    </style:style>
    <style:style style:name="T86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87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88" style:parent-style-name="Absatz-Standardschriftart" style:family="text">
      <style:text-properties fo:font-size="9pt" style:font-size-asian="9pt" style:font-size-complex="9pt"/>
    </style:style>
    <style:style style:name="P89" style:parent-style-name="Standard" style:family="paragraph">
      <style:paragraph-properties fo:text-align="center"/>
      <style:text-properties fo:font-size="8pt" style:font-size-asian="8pt" style:font-size-complex="8pt"/>
    </style:style>
    <style:style style:name="P90" style:parent-style-name="Standard" style:family="paragraph">
      <style:paragraph-properties fo:text-align="center"/>
    </style:style>
    <style:style style:name="T91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92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93" style:parent-style-name="Absatz-Standardschriftart" style:family="text">
      <style:text-properties fo:font-size="9pt" style:font-size-asian="9pt" style:font-size-complex="9pt"/>
    </style:style>
    <style:style style:name="T94" style:parent-style-name="Absatz-Standardschriftart" style:family="text">
      <style:text-properties fo:font-size="9pt" style:font-size-asian="9pt" style:font-size-complex="9pt"/>
    </style:style>
    <style:style style:name="P9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9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3" style:parent-style-name="Standard" style:family="paragraph">
      <style:paragraph-properties fo:text-align="center"/>
    </style:style>
    <style:style style:name="T104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05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06" style:parent-style-name="Absatz-Standardschriftart" style:family="text">
      <style:text-properties fo:font-size="9pt" style:font-size-asian="9pt" style:font-size-complex="9pt"/>
    </style:style>
    <style:style style:name="T107" style:parent-style-name="Absatz-Standardschriftart" style:family="text">
      <style:text-properties fo:font-size="9pt" style:font-size-asian="9pt" style:font-size-complex="9pt"/>
    </style:style>
    <style:style style:name="P108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0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12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13" style:parent-style-name="Absatz-Standardschriftart" style:family="text">
      <style:text-properties fo:font-size="9pt" style:font-size-asian="9pt" style:font-size-complex="9pt"/>
    </style:style>
    <style:style style:name="P114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1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1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117" style:parent-style-name="Absatz-Standardschriftart" style:family="text">
      <style:text-properties fo:font-weight="bold" style:font-weight-asian="bold" fo:font-size="22pt" style:font-size-asian="22pt" style:font-size-complex="22pt"/>
    </style:style>
    <style:style style:name="T118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T119" style:parent-style-name="Absatz-Standardschriftart" style:family="text">
      <style:text-properties fo:font-weight="bold" style:font-weight-asian="bold" fo:font-size="22pt" style:font-size-asian="22pt" style:font-size-complex="22pt"/>
    </style:style>
    <style:style style:name="T120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T121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12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2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25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26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27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2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30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</style:style>
    <style:style style:name="T131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2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3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134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5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136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7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8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9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0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</style:style>
    <style:style style:name="T141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142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3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</style:style>
    <style:style style:name="T144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145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P146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47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</style:style>
    <style:style style:name="T148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7" style:parent-style-name="Standard" style:family="paragraph">
      <style:paragraph-properties fo:text-align="center"/>
    </style:style>
    <style:style style:name="T158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59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60" style:parent-style-name="Absatz-Standardschriftart" style:family="text">
      <style:text-properties fo:font-size="9pt" style:font-size-asian="9pt" style:font-size-complex="9pt"/>
    </style:style>
    <style:style style:name="P16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62" style:parent-style-name="Standard" style:family="paragraph">
      <style:paragraph-properties fo:text-align="center"/>
    </style:style>
    <style:style style:name="T163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64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65" style:parent-style-name="Absatz-Standardschriftart" style:family="text">
      <style:text-properties fo:font-size="9pt" style:font-size-asian="9pt" style:font-size-complex="9pt"/>
    </style:style>
    <style:style style:name="T166" style:parent-style-name="Absatz-Standardschriftart" style:family="text">
      <style:text-properties fo:font-size="9pt" style:font-size-asian="9pt" style:font-size-complex="9pt"/>
    </style:style>
    <style:style style:name="P167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6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6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7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7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7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text-align="center"/>
    </style:style>
    <style:style style:name="T174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75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76" style:parent-style-name="Absatz-Standardschriftart" style:family="text">
      <style:text-properties fo:font-size="9pt" style:font-size-asian="9pt" style:font-size-complex="9pt"/>
    </style:style>
    <style:style style:name="T177" style:parent-style-name="Absatz-Standardschriftart" style:family="text">
      <style:text-properties fo:font-size="9pt" style:font-size-asian="9pt" style:font-size-complex="9pt"/>
    </style:style>
    <style:style style:name="P178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7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text-align="center"/>
    </style:style>
    <style:style style:name="T181" style:parent-style-name="Absatz-Standardschriftar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182" style:parent-style-name="Absatz-Standardschriftart" style:family="text">
      <style:text-properties fo:font-style="italic" style:font-style-asian="italic" fo:font-size="9pt" style:font-size-asian="9pt" style:font-size-complex="9pt"/>
    </style:style>
    <style:style style:name="T183" style:parent-style-name="Absatz-Standardschriftart" style:family="text">
      <style:text-properties fo:font-size="9pt" style:font-size-asian="9pt" style:font-size-complex="9pt"/>
    </style:style>
    <style:style style:name="P184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8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187" style:parent-style-name="Absatz-Standardschriftart" style:family="text">
      <style:text-properties fo:font-weight="bold" style:font-weight-asian="bold" fo:font-size="22pt" style:font-size-asian="22pt" style:font-size-complex="22pt"/>
    </style:style>
    <style:style style:name="T188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T189" style:parent-style-name="Absatz-Standardschriftart" style:family="text">
      <style:text-properties fo:font-weight="bold" style:font-weight-asian="bold" fo:font-size="22pt" style:font-size-asian="22pt" style:font-size-complex="22pt"/>
    </style:style>
    <style:style style:name="T190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T191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192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9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ableColumn195" style:family="table-column">
      <style:table-column-properties style:column-width="0.6659in"/>
    </style:style>
    <style:style style:name="TableColumn196" style:family="table-column">
      <style:table-column-properties style:column-width="2.5326in"/>
    </style:style>
    <style:style style:name="TableColumn197" style:family="table-column">
      <style:table-column-properties style:column-width="3.1763in"/>
    </style:style>
    <style:style style:name="Table194" style:family="table">
      <style:table-properties style:width="6.375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-top="0.0138in solid #000000" fo:border-left="0.0138in solid #000000" fo:border-bottom="none" fo:border-right="none" fo:background-color="#000000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201" style:parent-style-name="Absatz-Standardschriftart" style:family="text">
      <style:text-properties style:font-name="Times New Roman" style:font-name-complex="Times New Roman" style:font-weight-complex="bold" fo:color="#FFFFFF" fo:font-size="12pt" style:font-size-asian="12pt" style:font-size-complex="12pt" fo:language="en" fo:country="US"/>
    </style:style>
    <style:style style:name="TableCell202" style:family="table-cell">
      <style:table-cell-properties fo:border-top="0.0138in solid #000000" fo:border-left="none" fo:border-bottom="none" fo:border-right="none" fo:background-color="#000000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2pt" style:font-size-asian="12pt" style:font-size-complex="12pt" fo:language="en" fo:country="US"/>
    </style:style>
    <style:style style:name="TableCell204" style:family="table-cell">
      <style:table-cell-properties fo:border-top="0.0138in solid #000000" fo:border-left="none" fo:border-bottom="none" fo:border-right="0.0138in solid #000000" fo:background-color="#000000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2pt" style:font-size-asian="12pt" style:font-size-complex="12pt"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Absatz-Standardschriftart" style:family="text">
      <style:text-properties style:font-name="Times New Roman" style:font-name-complex="Times New Roman" style:font-weight-complex="bold" fo:font-size="12pt" style:font-size-asian="12pt" style:font-size-complex="12pt" fo:language="en" fo:country="US"/>
    </style:style>
    <style:style style:name="TableCell210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2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14" style:family="table-row">
      <style:table-row-properties/>
    </style:style>
    <style:style style:name="TableCell215" style:family="table-cell">
      <style:table-cell-properties fo:border-top="none" fo:border-left="0.0138in solid #000000" fo:border-bottom="none" fo:border-right="none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217" style:parent-style-name="Absatz-Standardschriftart" style:family="text">
      <style:text-properties style:font-name="Times New Roman" style:font-name-complex="Times New Roman" style:font-weight-complex="bold" fo:font-size="12pt" style:font-size-asian="12pt" style:font-size-complex="12pt" fo:language="en" fo:country="US"/>
    </style:style>
    <style:style style:name="TableCell218" style:family="table-cell">
      <style:table-cell-properties fo:border="none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0" style:family="table-cell">
      <style:table-cell-properties fo:border-top="none" fo:border-left="none" fo:border-bottom="none" fo:border-right="0.0138in solid #000000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22" style:family="table-row">
      <style:table-row-properties/>
    </style:style>
    <style:style style:name="TableCell22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225" style:parent-style-name="Absatz-Standardschriftart" style:family="text">
      <style:text-properties style:font-name="Times New Roman" style:font-name-complex="Times New Roman" style:font-weight-complex="bold" fo:font-size="12pt" style:font-size-asian="12pt" style:font-size-complex="12pt" fo:language="en" fo:country="US"/>
    </style:style>
    <style:style style:name="TableCell226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8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30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31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32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33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</style:style>
    <style:style style:name="T234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5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6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237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Standard" style:family="paragraph">
      <style:paragraph-properties>
        <style:tab-stops>
          <style:tab-stop style:type="left" style:position="1.1812in"/>
          <style:tab-stop style:type="left" style:position="2.9534in"/>
        </style:tab-stops>
      </style:paragraph-properties>
    </style:style>
    <style:style style:name="T241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2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3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244" style:parent-style-name="Absatz-Standardschriftart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245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6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7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248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9" style:parent-style-name="Absatz-Standardschriftart" style:family="text">
      <style:text-properties style:font-name="Times New Roman" style:font-name-complex="Times New Roman" fo:font-style="italic" style:font-style-asian="italic" fo:font-size="9pt" style:font-size-asian="9pt" style:font-size-complex="12pt" fo:language="en" fo:country="US"/>
    </style:style>
    <style:style style:name="T250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1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2" style:parent-style-name="Listenabsatz" style:family="paragraph">
      <style:paragraph-properties>
        <style:tab-stops>
          <style:tab-stop style:type="left" style:position="0.6812in"/>
          <style:tab-stop style:type="left" style:position="2.453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3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4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5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6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57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8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59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60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Standard" style:family="paragraph">
      <style:paragraph-properties>
        <style:tab-stops>
          <style:tab-stop style:type="left" style:position="1.1812in"/>
          <style:tab-stop style:type="left" style:position="2.9534in"/>
          <style:tab-stop style:type="right" style:position="6.3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6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family="graphic" style:name="a10">
      <style:graphic-properties fo:min-width="0.59444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50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1">
      <style:graphic-properties fo:min-width="0.3895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0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52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3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4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3">
      <style:graphic-properties fo:min-width="0.59444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55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6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5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57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6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58">
      <style:graphic-properties fo:min-width="0.39167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9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9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1">
      <style:graphic-properties fo:min-width="0.38958in" fo:min-height="0.60972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98" style:parent-style-name="Graphics">
      <style:graphic-properties fo:min-width="0.56806in" fo:min-height="0.93333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99" style:parent-style-name="Graphics">
      <style:graphic-properties fo:min-width="0.56875in" fo:min-height="0.92292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122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3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d8d8d8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4">
      <style:graphic-properties fo:min-width="0.39097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5">
      <style:graphic-properties fo:min-width="0.39097in" fo:min-height="0.53819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26">
      <style:graphic-properties fo:min-width="0.59375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12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2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29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1">
      <style:graphic-properties fo:min-width="0.59583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60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2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61">
      <style:graphic-properties fo:min-width="0.59514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23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4">
      <style:graphic-properties fo:min-width="0.39028in" fo:min-height="0.60972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5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6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7">
      <style:graphic-properties fo:min-width="0.39167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8">
      <style:graphic-properties fo:min-width="0.39097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6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9">
      <style:graphic-properties fo:min-width="0.39097in" fo:min-height="0.53819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3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6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69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4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d8d8d8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3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6">
      <style:graphic-properties fo:min-width="0.59444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13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38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39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0">
      <style:graphic-properties fo:min-width="0.59444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3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2">
      <style:graphic-properties fo:min-width="0.59583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3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4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5">
      <style:graphic-properties fo:min-width="0.39028in" fo:min-height="0.60972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6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77">
      <style:graphic-properties fo:min-width="0.39097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0">
      <style:graphic-properties fo:min-width="0.39028in" fo:min-height="0.5402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9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40" style:parent-style-name="Graphics">
      <style:graphic-properties fo:min-width="0.56806in" fo:min-height="0.93333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78">
      <style:graphic-properties fo:min-width="0.39167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1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02">
      <style:graphic-properties fo:min-width="0.38958in" fo:min-height="0.54097in" fo:wrap-option="wrap" fo:padding-top="0.05in" fo:padding-bottom="0.05in" fo:padding-left="0.1in" fo:padding-right="0.1in" draw:textarea-vertical-align="top" style:writing-mode="lr-tb" draw:fill="solid" draw:fill-color="#d8d8d8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41" style:parent-style-name="Graphics">
      <style:graphic-properties fo:min-width="0.56875in" fo:min-height="0.92292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79">
      <style:graphic-properties fo:min-width="0.39097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3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42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04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5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6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7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d8d8d8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8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09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0">
      <style:graphic-properties fo:min-width="0.3895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">
      <style:graphic-properties fo:min-width="0.3895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2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">
      <style:graphic-properties fo:min-width="0.39028in" fo:min-height="0.541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4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">
      <style:graphic-properties fo:min-width="0.39028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0">
      <style:graphic-properties fo:min-width="0.39097in" fo:min-height="0.53819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4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1">
      <style:graphic-properties fo:min-width="0.59375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42">
      <style:graphic-properties fo:min-width="0.59514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6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8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4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7">
      <style:graphic-properties fo:min-width="0.39167in" fo:min-height="0.540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5">
      <style:graphic-properties fo:min-width="0.39028in" fo:min-height="0.60833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">
      <style:graphic-properties fo:min-width="0.39028in" fo:min-height="0.5395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7" style:parent-style-name="Graphics">
      <style:graphic-properties fo:min-width="0.56806in" fo:min-height="0.51528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8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0">
      <style:graphic-properties fo:min-width="0.59514in" fo:min-height="0.9659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  <style:style style:family="graphic" style:name="a48" style:parent-style-name="Graphics">
      <style:graphic-properties fo:min-width="0.56875in" fo:min-height="0.51389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8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9">
      <style:graphic-properties fo:min-width="0.39028in" fo:min-height="0.5402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89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19">
      <style:graphic-properties fo:min-width="0.59583in" fo:min-height="0.9666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943634" svg:stroke-opacity="100%" draw:stroke-linejoin="round" draw:auto-grow-width="false" draw:auto-grow-height="false"/>
      <style:paragraph-properties/>
    </style:style>
  </office:automatic-styles>
  <office:body>
    <office:text text:use-soft-page-breaks="true">
      <text:p text:style-name="P1">WDEI Stage 5, Exercise 3:</text:p>
      <text:p text:style-name="P2">Q-gram-based<text:s/>Tree Similarity Algorithm</text:p>
      <text:p text:style-name="P3">Our algorithm is specifically designed for comparing HTML fragments.<text:s/></text:p>
      <text:p text:style-name="P4">It is based on the following principles:</text:p>
      <text:list text:style-name="LFO2" text:continue-numbering="true">
        <text:list-item>
          <text:p text:style-name="P5">Take the semantics of HTML-elements into account.</text:p>
        </text:list-item>
        <text:list-item>
          <text:p text:style-name="P6">Don’t compare tree A and tree B directly. Instead, turn both A and B into<text:s/>(simpler)<text:s/>“abstract trees”. Use these abstract<text:s/>trees for the actual similarity<text:s/>analysis.</text:p>
        </text:list-item>
        <text:list-item>
          <text:p text:style-name="P7">Optional:<text:s/>Perform further simplifications on the abstract trees.</text:p>
        </text:list-item>
        <text:list-item>
          <text:p text:style-name="P8"><text:span text:style-name="T9">Compute q-grams (e.g. with q=2) for each level of A</text:span><text:span text:style-name="T10">abstract</text:span><text:span text:style-name="T11"><text:s/>and B</text:span><text:span text:style-name="T12">abstract</text:span><text:span text:style-name="T13">.</text:span></text:p>
        </text:list-item>
        <text:list-item>
          <text:p text:style-name="P14">Use<text:s/>q-grams<text:s/>together<text:s/>with<text:s/>a<text:s/>penalty-system<text:s/>to compute the<text:s/>actual<text:s/>degree of similarity<text:s/>between A and B.</text:p>
        </text:list-item>
      </text:list>
      <text:p text:style-name="P15">E.g.</text:p>
      <text:p text:style-name="P16">…each matching q-gram results in a bonus of<text:s/>+1, each non-matching q-gram results into a score of -1.</text:p>
      <text:p text:style-name="P17">…if the “id”- or “class”-attributes of two elements on the same level match, this gives a bonus of +10.</text:p>
      <text:p text:style-name="P18">Description</text:p>
      <text:p text:style-name="P19">For the explanation of our algorithm, we use the following example<text:s/>trees:</text:p>
      <text:p text:style-name="Standard"><text:span text:style-name="T20"><draw:g draw:z-index="0" draw:name="Canvas 3" draw:id="id50" draw:style-name="a50" text:anchor-type="as-char"><svg:desc/><draw:custom-shape svg:x="1.125in" svg:y="0.125in" svg:width="0.54097in" svg:height="0.38958in" draw:z-index="0" draw:id="id0" draw:style-name="a0" draw:name="Oval 4"><svg:desc/><text:p text:style-name="P21">div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125in" svg:y="0.82014in" svg:width="0.54097in" svg:height="0.38958in" draw:z-index="0" draw:id="id1" draw:style-name="a1" draw:name="Oval 5"><svg:desc/><text:p text:style-name="P22">ul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1.53958in" svg:width="0.53958in" svg:height="0.39028in" draw:z-index="0" draw:id="id2" draw:style-name="a2" draw:name="Oval 6"><svg:desc/><text:p text:style-name="P23">l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1.53958in" svg:width="0.54167in" svg:height="0.39028in" draw:z-index="0" draw:id="id3" draw:style-name="a3" draw:name="Oval 7"><svg:desc/><text:p text:style-name="P24">l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1.53958in" svg:width="0.54097in" svg:height="0.39028in" draw:z-index="0" draw:id="id4" draw:style-name="a4" draw:name="Oval 8"><svg:desc/><text:p text:style-name="P25">l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2.23264in" svg:width="0.53958in" svg:height="0.39028in" draw:z-index="0" draw:id="id5" draw:style-name="a5" draw:name="Oval 9"><svg:desc/><text:p text:style-name="P26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2.23264in" svg:width="0.53958in" svg:height="0.39028in" draw:z-index="0" draw:id="id6" draw:style-name="a6" draw:name="Oval 10"><svg:desc/><text:p text:style-name="P27">a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2.91181in" svg:width="0.54097in" svg:height="0.39167in" draw:z-index="0" draw:id="id7" draw:style-name="a7" draw:name="Oval 11"><svg:desc/><text:p text:style-name="P28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2.21875in" svg:width="0.53958in" svg:height="0.39028in" draw:z-index="0" draw:id="id8" draw:style-name="a8" draw:name="Oval 12"><svg:desc/><text:p text:style-name="P29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2.24931in" svg:y="2.21875in" svg:width="0.53958in" svg:height="0.39028in" draw:z-index="0" draw:id="id9" draw:style-name="a9" draw:name="Oval 13"><svg:desc/><text:p text:style-name="P30">img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9625in" svg:y="0.82014in" svg:width="0.96597in" svg:height="0.59444in" draw:z-index="0" draw:id="id10" draw:style-name="a10" draw:name="Oval 14"><svg:desc/><text:p text:style-name="P31"><text:span text:style-name="T32">class</text:span><text:span text:style-name="T33">:</text:span><text:span text:style-name="T34"><text:line-break/>products</text:span></text:p><text:p text:style-name="P35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39583in" svg:y1="0.51458in" draw:start-shape="id0" draw:start-glue-point="2" svg:x2="1.39653in" svg:y2="0.82014in" draw:end-shape="id1" draw:end-glue-point="0" draw:z-index="0" draw:id="id11" draw:style-name="a11" draw:name="AutoShape 15"><svg:desc/></draw:connector><draw:connector draw:type="line" svg:x1="1.39583in" svg:y1="1.20972in" draw:start-shape="id1" draw:start-glue-point="2" svg:x2="1.02083in" svg:y2="1.53958in" draw:end-shape="id4" draw:end-glue-point="0" draw:z-index="0" draw:id="id12" draw:style-name="a12" draw:name="AutoShape 16"><svg:desc/></draw:connector><draw:connector draw:type="line" svg:x1="1.20417in" svg:y1="1.15347in" draw:start-shape="id1" draw:start-glue-point="5" svg:x2="0.27014in" svg:y2="1.53958in" draw:end-shape="id2" draw:end-glue-point="0" draw:z-index="0" draw:id="id13" draw:style-name="a13" draw:name="AutoShape 17"><svg:desc/></draw:connector><draw:connector draw:type="line" svg:x1="1.39583in" svg:y1="1.20972in" draw:start-shape="id1" draw:start-glue-point="2" svg:x2="1.77083in" svg:y2="1.53958in" draw:end-shape="id3" draw:end-glue-point="0" draw:z-index="0" draw:id="id14" draw:style-name="a14" draw:name="AutoShape 18"><svg:desc/></draw:connector><draw:connector draw:type="line" svg:x1="1.66597in" svg:y1="1.01458in" draw:start-shape="id1" draw:start-glue-point="1" svg:x2="1.9625in" svg:y2="1.11736in" draw:end-shape="id10" draw:end-glue-point="3" draw:z-index="0" draw:id="id15" draw:style-name="a15" draw:name="AutoShape 19"><svg:desc/></draw:connector><draw:connector draw:type="line" svg:x1="1.77083in" svg:y1="1.92986in" draw:start-shape="id3" draw:start-glue-point="2" svg:x2="1.77014in" svg:y2="2.21875in" draw:end-shape="id8" draw:end-glue-point="0" draw:z-index="0" draw:id="id16" draw:style-name="a16" draw:name="AutoShape 20"><svg:desc/></draw:connector><draw:connector draw:type="line" svg:x1="1.02083in" svg:y1="1.92986in" draw:start-shape="id4" draw:start-glue-point="2" svg:x2="1.02014in" svg:y2="2.23264in" draw:end-shape="id6" draw:end-glue-point="0" draw:z-index="0" draw:id="id17" draw:style-name="a17" draw:name="AutoShape 21"><svg:desc/></draw:connector><draw:connector draw:type="line" svg:x1="0.27014in" svg:y1="1.92986in" draw:start-shape="id2" draw:start-glue-point="2" svg:x2="0.27153in" svg:y2="2.23264in" draw:end-shape="id5" draw:end-glue-point="0" draw:z-index="0" draw:id="id18" draw:style-name="a18" draw:name="AutoShape 22"><svg:desc/></draw:connector><draw:connector draw:type="line" svg:x1="1.02014in" svg:y1="2.62292in" draw:start-shape="id6" draw:start-glue-point="2" svg:x2="1.02083in" svg:y2="2.91181in" draw:end-shape="id7" draw:end-glue-point="0" draw:z-index="0" draw:id="id19" draw:style-name="a19" draw:name="AutoShape 23"><svg:desc/></draw:connector><draw:connector draw:type="line" svg:x1="1.9625in" svg:y1="1.87292in" draw:start-shape="id3" draw:start-glue-point="6" svg:x2="2.51944in" svg:y2="2.21875in" draw:end-shape="id9" draw:end-glue-point="0" draw:z-index="0" draw:id="id20" draw:style-name="a20" draw:name="AutoShape 24"><svg:desc/></draw:connector><draw:custom-shape svg:x="1.9625in" svg:y="0.125in" svg:width="0.96667in" svg:height="0.59583in" draw:z-index="0" draw:id="id21" draw:style-name="a21" draw:name="Oval 25"><svg:desc/><text:p text:style-name="P36"><text:span text:style-name="T37">class</text:span><text:span text:style-name="T38">:</text:span><text:span text:style-name="T39"><text:line-break/></text:span><text:span text:style-name="T40">container</text:span></text:p><text:p text:style-name="P41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66597in" svg:y1="0.32014in" draw:start-shape="id0" draw:start-glue-point="1" svg:x2="1.9625in" svg:y2="0.42292in" draw:end-shape="id21" draw:end-glue-point="3" draw:z-index="0" draw:id="id22" draw:style-name="a22" draw:name="AutoShape 26"><svg:desc/></draw:connector><draw:custom-shape svg:x="4.47361in" svg:y="0.85972in" svg:width="0.54097in" svg:height="0.39028in" draw:z-index="0" draw:id="id23" draw:style-name="a23" draw:name="Oval 27"><svg:desc/><text:p text:style-name="P42">div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34861in" svg:y="2.275in" svg:width="0.60972in" svg:height="0.39028in" draw:z-index="0" draw:id="id24" draw:style-name="a24" draw:name="Oval 29"><svg:desc/><text:p text:style-name="P43"><text:span text:style-name="T44">span</text:span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34861in" svg:y="2.96806in" svg:width="0.53958in" svg:height="0.39097in" draw:z-index="0" draw:id="id25" draw:style-name="a25" draw:name="Oval 32"><svg:desc/><text:p text:style-name="P45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64167in" svg:y="2.96806in" svg:width="0.53958in" svg:height="0.39097in" draw:z-index="0" draw:id="id26" draw:style-name="a26" draw:name="Oval 33"><svg:desc/><text:p text:style-name="P46">a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63958in" svg:y="3.64792in" svg:width="0.54167in" svg:height="0.39167in" draw:z-index="0" draw:id="id27" draw:style-name="a27" draw:name="Oval 34"><svg:desc/><text:p text:style-name="P47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96806in" svg:width="0.54097in" svg:height="0.39097in" draw:z-index="0" draw:id="id28" draw:style-name="a28" draw:name="Oval 35"><svg:desc/><text:p text:style-name="P48">tex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09861in" svg:y="2.96806in" svg:width="0.53819in" svg:height="0.39097in" draw:z-index="0" draw:id="id29" draw:style-name="a29" draw:name="Oval 36"><svg:desc/><text:p text:style-name="P49">img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31111in" svg:y="1.63819in" svg:width="0.96597in" svg:height="0.59444in" draw:z-index="0" draw:id="id30" draw:style-name="a30" draw:name="Oval 37"><svg:desc/><text:p text:style-name="P50"><text:span text:style-name="T51">class</text:span><text:span text:style-name="T52">:</text:span><text:span text:style-name="T53"><text:line-break/></text:span><text:span text:style-name="T54">container</text:span></text:p><text:p text:style-name="P55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4.74306in" svg:y1="1.25139in" svg:x2="4.74514in" svg:y2="1.55556in" draw:z-index="0" draw:id="id31" draw:style-name="a31" draw:name="AutoShape 38"><svg:desc/></draw:connector><draw:connector draw:type="line" svg:x1="4.74306in" svg:y1="1.94583in" svg:x2="4.36944in" svg:y2="2.27569in" draw:z-index="0" draw:id="id32" draw:style-name="a32" draw:name="AutoShape 39"><svg:desc/></draw:connector><draw:connector draw:type="line" svg:x1="4.74306in" svg:y1="1.94583in" svg:x2="5.11944in" svg:y2="2.27569in" draw:z-index="0" draw:id="id33" draw:style-name="a33" draw:name="AutoShape 40"><svg:desc/></draw:connector><draw:connector draw:type="line" svg:x1="5.01319in" svg:y1="1.75069in" draw:start-shape="id34" draw:start-glue-point="1" svg:x2="5.31111in" svg:y2="1.93542in" draw:end-shape="id30" draw:end-glue-point="3" draw:z-index="0" draw:id="id35" draw:style-name="a34" draw:name="AutoShape 41"><svg:desc/></draw:connector><draw:connector draw:type="line" svg:x1="5.11944in" svg:y1="2.66528in" svg:x2="5.11806in" svg:y2="2.96806in" draw:end-shape="id28" draw:end-glue-point="0" draw:z-index="0" draw:id="id36" draw:style-name="a35" draw:name="AutoShape 42"><svg:desc/></draw:connector><draw:connector draw:type="line" svg:x1="4.36944in" svg:y1="2.66528in" svg:x2="4.36875in" svg:y2="2.96806in" draw:z-index="0" draw:id="id37" draw:style-name="a36" draw:name="AutoShape 43"><svg:desc/></draw:connector><draw:connector draw:type="line" svg:x1="3.61875in" svg:y1="2.66528in" svg:x2="3.62083in" svg:y2="2.96806in" draw:z-index="0" draw:id="id38" draw:style-name="a37" draw:name="AutoShape 44"><svg:desc/></draw:connector><draw:connector draw:type="line" svg:x1="5.36667in" svg:y1="2.60903in" draw:start-shape="id39" draw:start-glue-point="6" svg:x2="5.91181in" svg:y2="2.96806in" draw:end-shape="id26" draw:end-glue-point="0" draw:z-index="0" draw:id="id40" draw:style-name="a38" draw:name="AutoShape 46"><svg:desc/></draw:connector><draw:custom-shape svg:x="4.47292in" svg:y="0.17083in" svg:width="0.54167in" svg:height="0.39028in" draw:z-index="0" draw:id="id41" draw:style-name="a39" draw:name="Oval 49"><svg:desc/><text:p text:style-name="P56">div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4.74306in" svg:y1="0.56111in" draw:start-shape="id41" draw:start-glue-point="2" svg:x2="4.74444in" svg:y2="0.85972in" draw:end-shape="id23" draw:end-glue-point="0" draw:z-index="0" draw:id="id42" draw:style-name="a40" draw:name="AutoShape 51"><svg:desc/></draw:connector><draw:connector draw:type="line" svg:x1="3.65347in" svg:y1="2.275in" draw:start-shape="id24" draw:start-glue-point="0" svg:x2="4.55208in" svg:y2="1.88889in" draw:end-shape="id34" draw:end-glue-point="5" draw:z-index="0" draw:id="id43" draw:style-name="a41" draw:name="AutoShape 53"><svg:desc/></draw:connector><draw:custom-shape svg:x="5.31042in" svg:y="0.225in" svg:width="0.96667in" svg:height="0.59514in" draw:z-index="0" draw:id="id44" draw:style-name="a42" draw:name="Oval 54"><svg:desc/><text:p text:style-name="P57"><text:span text:style-name="T58">class</text:span><text:span text:style-name="T59">:</text:span><text:span text:style-name="T60"><text:line-break/>products</text:span></text:p><text:p text:style-name="P61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5.01458in" svg:y1="0.36597in" draw:start-shape="id41" draw:start-glue-point="1" svg:x2="5.31042in" svg:y2="0.52292in" draw:end-shape="id44" draw:end-glue-point="3" draw:z-index="0" draw:id="id45" draw:style-name="a43" draw:name="AutoShape 55"><svg:desc/></draw:connector><draw:custom-shape svg:x="4.03194in" svg:y="2.27569in" svg:width="0.60833in" svg:height="0.39028in" draw:z-index="0" draw:id="id46" draw:style-name="a44" draw:name="Oval 56"><svg:desc/><text:p text:style-name="P62"><text:span text:style-name="T63">span</text:span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27569in" svg:width="0.60833in" svg:height="0.39028in" draw:z-index="0" draw:id="id39" draw:style-name="a45" draw:name="Oval 57"><svg:desc/><text:p text:style-name="P64"><text:span text:style-name="T65">span</text:span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5.91181in" svg:y1="3.35903in" svg:x2="5.9125in" svg:y2="3.64861in" draw:z-index="0" draw:id="id47" draw:style-name="a46" draw:name="AutoShape 58"><svg:desc/></draw:connector><draw:frame draw:z-index="0" draw:id="id48" draw:style-name="a47" draw:name="Text Box 59" svg:x="0in" svg:y="0in" svg:width="0.51528in" svg:height="0.56806in" style:rel-width="scale" style:rel-height="scale"><draw:text-box><text:p text:style-name="P66">A</text:p></draw:text-box><svg:desc/></draw:frame><draw:frame draw:z-index="0" draw:id="id49" draw:style-name="a48" draw:name="Text Box 60" svg:x="3.34861in" svg:y="0in" svg:width="0.51389in" svg:height="0.56875in" style:rel-width="scale" style:rel-height="scale"><draw:text-box><text:p text:style-name="P67">B</text:p></draw:text-box><svg:desc/></draw:frame><draw:custom-shape svg:x="4.47292in" svg:y="1.55556in" svg:width="0.54028in" svg:height="0.39028in" draw:z-index="0" draw:id="id34" draw:style-name="a49" draw:name="Oval 166"><svg:desc/><text:p text:style-name="P68">div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draw:g></text:span></text:p>
      <text:p text:style-name="P69"/>
      <text:soft-page-break/>
      <text:p text:style-name="P70">1 – Turn A and B into abstract trees.<text:s/></text:p>
      <text:p text:style-name="P71">This is done by replacing each concrete HTML tag with its category. Categories are user-defined and group similar tags (e.g. “span” and “div”) together.</text:p>
      <text:p text:style-name="P72"/>
      <text:p text:style-name="P73">The resulting abstract trees look like this:</text:p>
      <text:p text:style-name="Standard"><text:span text:style-name="T74"><draw:g draw:z-index="0" draw:name="Canvas 61" draw:id="id101" draw:style-name="a101" text:anchor-type="as-char"><svg:desc/><draw:custom-shape svg:x="1.125in" svg:y="0.125in" svg:width="0.54097in" svg:height="0.38958in" draw:z-index="0" draw:id="id51" draw:style-name="a51" draw:name="Oval 63"><svg:desc/><text:p text:style-name="P75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125in" svg:y="0.81944in" svg:width="0.54097in" svg:height="0.39028in" draw:z-index="0" draw:id="id52" draw:style-name="a52" draw:name="Oval 64"><svg:desc/><text:p text:style-name="P76">C1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1.53958in" svg:width="0.53958in" svg:height="0.39028in" draw:z-index="0" draw:id="id53" draw:style-name="a53" draw:name="Oval 65"><svg:desc/><text:p text:style-name="P77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1.53958in" svg:width="0.54167in" svg:height="0.39028in" draw:z-index="0" draw:id="id54" draw:style-name="a54" draw:name="Oval 66"><svg:desc/><text:p text:style-name="P78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1.53958in" svg:width="0.54097in" svg:height="0.39028in" draw:z-index="0" draw:id="id55" draw:style-name="a55" draw:name="Oval 67"><svg:desc/><text:p text:style-name="P79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2.23264in" svg:width="0.53958in" svg:height="0.39028in" draw:z-index="0" draw:id="id56" draw:style-name="a56" draw:name="Oval 68"><svg:desc/><text:p text:style-name="P80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2.23264in" svg:width="0.53958in" svg:height="0.39028in" draw:z-index="0" draw:id="id57" draw:style-name="a57" draw:name="Oval 69"><svg:desc/><text:p text:style-name="P81">L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2.91181in" svg:width="0.54097in" svg:height="0.39167in" draw:z-index="0" draw:id="id58" draw:style-name="a58" draw:name="Oval 70"><svg:desc/><text:p text:style-name="P82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2.21875in" svg:width="0.53958in" svg:height="0.39028in" draw:z-index="0" draw:id="id59" draw:style-name="a59" draw:name="Oval 71"><svg:desc/><text:p text:style-name="P83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2.24931in" svg:y="2.21875in" svg:width="0.53958in" svg:height="0.39028in" draw:z-index="0" draw:id="id60" draw:style-name="a60" draw:name="Oval 72"><svg:desc/><text:p text:style-name="P84">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9625in" svg:y="0.81944in" svg:width="0.96597in" svg:height="0.59514in" draw:z-index="0" draw:id="id61" draw:style-name="a61" draw:name="Oval 73"><svg:desc/><text:p text:style-name="P85"><text:span text:style-name="T86">class</text:span><text:span text:style-name="T87">:</text:span><text:span text:style-name="T88"><text:line-break/>products</text:span></text:p><text:p text:style-name="P89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39583in" svg:y1="0.51458in" draw:start-shape="id51" draw:start-glue-point="2" svg:x2="1.39653in" svg:y2="0.81944in" draw:end-shape="id52" draw:end-glue-point="0" draw:z-index="0" draw:id="id62" draw:style-name="a62" draw:name="AutoShape 74"><svg:desc/></draw:connector><draw:connector draw:type="line" svg:x1="1.39583in" svg:y1="1.20972in" draw:start-shape="id52" draw:start-glue-point="2" svg:x2="1.02083in" svg:y2="1.53958in" draw:end-shape="id55" draw:end-glue-point="0" draw:z-index="0" draw:id="id63" draw:style-name="a63" draw:name="AutoShape 75"><svg:desc/></draw:connector><draw:connector draw:type="line" svg:x1="1.20417in" svg:y1="1.15278in" draw:start-shape="id52" draw:start-glue-point="5" svg:x2="0.27014in" svg:y2="1.53958in" draw:end-shape="id53" draw:end-glue-point="0" draw:z-index="0" draw:id="id64" draw:style-name="a64" draw:name="AutoShape 76"><svg:desc/></draw:connector><draw:connector draw:type="line" svg:x1="1.39583in" svg:y1="1.20972in" draw:start-shape="id52" draw:start-glue-point="2" svg:x2="1.77083in" svg:y2="1.53958in" draw:end-shape="id54" draw:end-glue-point="0" draw:z-index="0" draw:id="id65" draw:style-name="a65" draw:name="AutoShape 77"><svg:desc/></draw:connector><draw:connector draw:type="line" svg:x1="1.66597in" svg:y1="1.01458in" draw:start-shape="id52" draw:start-glue-point="1" svg:x2="1.9625in" svg:y2="1.11736in" draw:end-shape="id61" draw:end-glue-point="3" draw:z-index="0" draw:id="id66" draw:style-name="a66" draw:name="AutoShape 78"><svg:desc/></draw:connector><draw:connector draw:type="line" svg:x1="1.77083in" svg:y1="1.92986in" draw:start-shape="id54" draw:start-glue-point="2" svg:x2="1.77014in" svg:y2="2.21875in" draw:end-shape="id59" draw:end-glue-point="0" draw:z-index="0" draw:id="id67" draw:style-name="a67" draw:name="AutoShape 79"><svg:desc/></draw:connector><draw:connector draw:type="line" svg:x1="1.02083in" svg:y1="1.92986in" draw:start-shape="id55" draw:start-glue-point="2" svg:x2="1.02014in" svg:y2="2.23264in" draw:end-shape="id57" draw:end-glue-point="0" draw:z-index="0" draw:id="id68" draw:style-name="a68" draw:name="AutoShape 80"><svg:desc/></draw:connector><draw:connector draw:type="line" svg:x1="0.27014in" svg:y1="1.92986in" draw:start-shape="id53" draw:start-glue-point="2" svg:x2="0.27153in" svg:y2="2.23264in" draw:end-shape="id56" draw:end-glue-point="0" draw:z-index="0" draw:id="id69" draw:style-name="a69" draw:name="AutoShape 81"><svg:desc/></draw:connector><draw:connector draw:type="line" svg:x1="1.02014in" svg:y1="2.62292in" draw:start-shape="id57" draw:start-glue-point="2" svg:x2="1.02083in" svg:y2="2.91181in" draw:end-shape="id58" draw:end-glue-point="0" draw:z-index="0" draw:id="id70" draw:style-name="a70" draw:name="AutoShape 82"><svg:desc/></draw:connector><draw:connector draw:type="line" svg:x1="1.9625in" svg:y1="1.87292in" draw:start-shape="id54" draw:start-glue-point="6" svg:x2="2.51944in" svg:y2="2.21875in" draw:end-shape="id60" draw:end-glue-point="0" draw:z-index="0" draw:id="id71" draw:style-name="a71" draw:name="AutoShape 83"><svg:desc/></draw:connector><draw:custom-shape svg:x="1.9625in" svg:y="0.125in" svg:width="0.96667in" svg:height="0.59583in" draw:z-index="0" draw:id="id72" draw:style-name="a72" draw:name="Oval 84"><svg:desc/><text:p text:style-name="P90"><text:span text:style-name="T91">class</text:span><text:span text:style-name="T92">:</text:span><text:span text:style-name="T93"><text:line-break/></text:span><text:span text:style-name="T94">container</text:span></text:p><text:p text:style-name="P95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66597in" svg:y1="0.32014in" draw:start-shape="id51" draw:start-glue-point="1" svg:x2="1.9625in" svg:y2="0.42222in" draw:end-shape="id72" draw:end-glue-point="3" draw:z-index="0" draw:id="id73" draw:style-name="a73" draw:name="AutoShape 85"><svg:desc/></draw:connector><draw:custom-shape svg:x="4.47361in" svg:y="0.85972in" svg:width="0.54097in" svg:height="0.39028in" draw:z-index="0" draw:id="id74" draw:style-name="a74" draw:name="Oval 86"><svg:desc/><text:p text:style-name="P96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34861in" svg:y="2.27431in" svg:width="0.60972in" svg:height="0.39028in" draw:z-index="0" draw:id="id75" draw:style-name="a75" draw:name="Oval 88"><svg:desc/><text:p text:style-name="P97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34861in" svg:y="2.96736in" svg:width="0.53958in" svg:height="0.39097in" draw:z-index="0" draw:id="id76" draw:style-name="a76" draw:name="Oval 89"><svg:desc/><text:p text:style-name="P98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64167in" svg:y="2.96736in" svg:width="0.53958in" svg:height="0.39097in" draw:z-index="0" draw:id="id77" draw:style-name="a77" draw:name="Oval 90"><svg:desc/><text:p text:style-name="P99">L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63958in" svg:y="3.64722in" svg:width="0.54167in" svg:height="0.39167in" draw:z-index="0" draw:id="id78" draw:style-name="a78" draw:name="Oval 91"><svg:desc/><text:p text:style-name="P100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96736in" svg:width="0.54097in" svg:height="0.39097in" draw:z-index="0" draw:id="id79" draw:style-name="a79" draw:name="Oval 92"><svg:desc/><text:p text:style-name="P101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09861in" svg:y="2.96736in" svg:width="0.53819in" svg:height="0.39097in" draw:z-index="0" draw:id="id80" draw:style-name="a80" draw:name="Oval 93"><svg:desc/><text:p text:style-name="P102">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31111in" svg:y="1.55556in" svg:width="0.96597in" svg:height="0.59375in" draw:z-index="0" draw:id="id81" draw:style-name="a81" draw:name="Oval 94"><svg:desc/><text:p text:style-name="P103"><text:span text:style-name="T104">class</text:span><text:span text:style-name="T105">:</text:span><text:span text:style-name="T106"><text:line-break/></text:span><text:span text:style-name="T107">container</text:span></text:p><text:p text:style-name="P108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4.74306in" svg:y1="1.25069in" svg:x2="4.74514in" svg:y2="1.55556in" draw:z-index="0" draw:id="id82" draw:style-name="a82" draw:name="AutoShape 95"><svg:desc/></draw:connector><draw:connector draw:type="line" svg:x1="4.74306in" svg:y1="1.94583in" svg:x2="4.36944in" svg:y2="2.27569in" draw:z-index="0" draw:id="id83" draw:style-name="a83" draw:name="AutoShape 96"><svg:desc/></draw:connector><draw:connector draw:type="line" svg:x1="4.74306in" svg:y1="1.94583in" svg:x2="5.11944in" svg:y2="2.27569in" draw:z-index="0" draw:id="id84" draw:style-name="a84" draw:name="AutoShape 97"><svg:desc/></draw:connector><draw:connector draw:type="line" svg:x1="5.01319in" svg:y1="1.75069in" draw:start-shape="id85" draw:start-glue-point="1" svg:x2="5.31111in" svg:y2="1.85278in" draw:z-index="0" draw:id="id86" draw:style-name="a85" draw:name="AutoShape 98"><svg:desc/></draw:connector><draw:connector draw:type="line" svg:x1="5.11944in" svg:y1="2.66458in" svg:x2="5.11806in" svg:y2="2.96736in" draw:end-shape="id79" draw:end-glue-point="0" draw:z-index="0" draw:id="id87" draw:style-name="a86" draw:name="AutoShape 99"><svg:desc/></draw:connector><draw:connector draw:type="line" svg:x1="4.36944in" svg:y1="2.66458in" svg:x2="4.36875in" svg:y2="2.96736in" draw:z-index="0" draw:id="id88" draw:style-name="a87" draw:name="AutoShape 100"><svg:desc/></draw:connector><draw:connector draw:type="line" svg:x1="3.61875in" svg:y1="2.66458in" svg:x2="3.62083in" svg:y2="2.96736in" draw:z-index="0" draw:id="id89" draw:style-name="a88" draw:name="AutoShape 101"><svg:desc/></draw:connector><draw:connector draw:type="line" svg:x1="5.36667in" svg:y1="2.60903in" draw:start-shape="id90" draw:start-glue-point="6" svg:x2="5.91181in" svg:y2="2.96736in" draw:end-shape="id77" draw:end-glue-point="0" draw:z-index="0" draw:id="id91" draw:style-name="a89" draw:name="AutoShape 102"><svg:desc/></draw:connector><draw:custom-shape svg:x="4.47292in" svg:y="0.17083in" svg:width="0.54167in" svg:height="0.39028in" draw:z-index="0" draw:id="id92" draw:style-name="a90" draw:name="Oval 103"><svg:desc/><text:p text:style-name="P109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4.74306in" svg:y1="0.56111in" draw:start-shape="id92" draw:start-glue-point="2" svg:x2="4.74444in" svg:y2="0.85972in" draw:end-shape="id74" draw:end-glue-point="0" draw:z-index="0" draw:id="id93" draw:style-name="a91" draw:name="AutoShape 104"><svg:desc/></draw:connector><draw:connector draw:type="line" svg:x1="3.65347in" svg:y1="2.27431in" draw:start-shape="id75" draw:start-glue-point="0" svg:x2="4.57778in" svg:y2="1.88889in" draw:z-index="0" draw:id="id94" draw:style-name="a92" draw:name="AutoShape 105"><svg:desc/></draw:connector><draw:custom-shape svg:x="5.31042in" svg:y="0.225in" svg:width="0.96667in" svg:height="0.59444in" draw:z-index="0" draw:id="id95" draw:style-name="a93" draw:name="Oval 106"><svg:desc/><text:p text:style-name="P110"><text:span text:style-name="T111">class</text:span><text:span text:style-name="T112">:</text:span><text:span text:style-name="T113"><text:line-break/>products</text:span></text:p><text:p text:style-name="P114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5.01458in" svg:y1="0.36597in" draw:start-shape="id92" draw:start-glue-point="1" svg:x2="5.31042in" svg:y2="0.52222in" draw:end-shape="id95" draw:end-glue-point="3" draw:z-index="0" draw:id="id96" draw:style-name="a94" draw:name="AutoShape 107"><svg:desc/></draw:connector><draw:custom-shape svg:x="4.03194in" svg:y="2.27569in" svg:width="0.60833in" svg:height="0.39028in" draw:z-index="0" draw:id="id97" draw:style-name="a95" draw:name="Oval 108"><svg:desc/><text:p text:style-name="P115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27569in" svg:width="0.60833in" svg:height="0.39028in" draw:z-index="0" draw:id="id90" draw:style-name="a96" draw:name="Oval 109"><svg:desc/><text:p text:style-name="P116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5.91181in" svg:y1="3.35833in" svg:x2="5.9125in" svg:y2="3.64792in" draw:z-index="0" draw:id="id98" draw:style-name="a97" draw:name="AutoShape 110"><svg:desc/></draw:connector><draw:frame draw:z-index="0" draw:id="id99" draw:style-name="a98" draw:name="Text Box 111" svg:x="0in" svg:y="0in" svg:width="0.93333in" svg:height="0.56806in" style:rel-width="scale" style:rel-height="scale"><draw:text-box><text:p text:style-name="Standard"><text:span text:style-name="T117">A</text:span><text:span text:style-name="T118">abstr.</text:span></text:p></draw:text-box><svg:desc/></draw:frame><draw:frame draw:z-index="0" draw:id="id100" draw:style-name="a99" draw:name="Text Box 112" svg:x="3.34861in" svg:y="0in" svg:width="0.92292in" svg:height="0.56875in" style:rel-width="scale" style:rel-height="scale"><draw:text-box><text:p text:style-name="Standard"><text:span text:style-name="T119">B</text:span><text:span text:style-name="T120">a</text:span><text:span text:style-name="T121">bstr.</text:span></text:p></draw:text-box><svg:desc/></draw:frame><draw:custom-shape svg:x="4.47292in" svg:y="1.55556in" svg:width="0.54028in" svg:height="0.39028in" draw:z-index="0" draw:id="id85" draw:style-name="a100" draw:name="Oval 165"><svg:desc/><text:p text:style-name="P122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draw:g></text:span></text:p>
      <text:p text:style-name="P123">Categories used are:</text:p>
      <text:list text:style-name="LFO3" text:continue-numbering="true">
        <text:list-item>
          <text:p text:style-name="P124">C1<text:tab/>...top-level container<text:tab/>(body, div, table, ul, ol)</text:p>
        </text:list-item>
        <text:list-item>
          <text:p text:style-name="P125">C<text:tab/>...container<text:tab/>(span, li, tr, th, td)</text:p>
        </text:list-item>
        <text:list-item>
          <text:p text:style-name="P126">L<text:tab/>...links<text:tab/>(a)</text:p>
        </text:list-item>
        <text:list-item>
          <text:p text:style-name="P127">T<text:tab/>...text<text:tab/>“text content”</text:p>
        </text:list-item>
      </text:list>
      <text:p text:style-name="P128"/>
      <text:p text:style-name="P129">2<text:s/>–<text:s/>Perform simplifications on the abstract trees<text:s/></text:p>
      <text:p text:style-name="P130"><text:span text:style-name="T131">Starting from the root nodes of<text:s/></text:span><text:span text:style-name="T132">A</text:span><text:span text:style-name="T133">abstract</text:span><text:span text:style-name="T134"><text:s/>and B</text:span><text:span text:style-name="T135">abstract</text:span><text:span text:style-name="T136">,<text:s/></text:span><text:span text:style-name="T137">rules are applied that make the abstract trees even simpler.<text:s/></text:span><text:span text:style-name="T138">These rules exploit general knowledge about the structure of content on the web.<text:s/></text:span><text:span text:style-name="T139">As an example, we provide 2 rules:</text:span></text:p>
      <text:list text:style-name="LFO4" text:continue-numbering="true">
        <text:list-item>
          <text:p text:style-name="P140"><text:span text:style-name="T141">If a top-level-container contains nothing but another top-level-container, merge those two containers and all of their attributes.</text:span><text:span text:style-name="T142"><text:line-break/>This rule aims at nested containers that are only there for styling purposes.</text:span></text:p>
        </text:list-item>
        <text:list-item>
          <text:p text:style-name="P143"><text:span text:style-name="T144">I</text:span><text:span text:style-name="T145">f a link element has only text as its single child, merge these two elements into a single element “LinkText” (LT).</text:span></text:p>
        </text:list-item>
      </text:list>
      <text:soft-page-break/>
      <text:p text:style-name="P146">If these rules are applied, the abstract trees now look like this:</text:p>
      <text:p text:style-name="P147"><text:span text:style-name="T148"><draw:g draw:z-index="0" draw:name="Canvas 113" draw:id="id142" draw:style-name="a142" text:anchor-type="as-char"><svg:desc/><draw:custom-shape svg:x="1.125in" svg:y="0.125in" svg:width="0.54097in" svg:height="0.38958in" draw:z-index="0" draw:id="id102" draw:style-name="a102" draw:name="Oval 115"><svg:desc/><text:p text:style-name="P149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1.53958in" svg:width="0.53958in" svg:height="0.39028in" draw:z-index="0" draw:id="id103" draw:style-name="a103" draw:name="Oval 117"><svg:desc/><text:p text:style-name="P150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1.53958in" svg:width="0.54167in" svg:height="0.39028in" draw:z-index="0" draw:id="id104" draw:style-name="a104" draw:name="Oval 118"><svg:desc/><text:p text:style-name="P151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1.53958in" svg:width="0.54097in" svg:height="0.39028in" draw:z-index="0" draw:id="id105" draw:style-name="a105" draw:name="Oval 119"><svg:desc/><text:p text:style-name="P152">C</text:p><text:p text:style-name="Standard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in" svg:y="2.23264in" svg:width="0.53958in" svg:height="0.39028in" draw:z-index="0" draw:id="id106" draw:style-name="a106" draw:name="Oval 120"><svg:desc/><text:p text:style-name="P153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75in" svg:y="2.23264in" svg:width="0.53958in" svg:height="0.39028in" draw:z-index="0" draw:id="id107" draw:style-name="a107" draw:name="Oval 121"><svg:desc/><text:p text:style-name="P154">L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5in" svg:y="2.21875in" svg:width="0.53958in" svg:height="0.39028in" draw:z-index="0" draw:id="id108" draw:style-name="a108" draw:name="Oval 123"><svg:desc/><text:p text:style-name="P155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2.24931in" svg:y="2.21875in" svg:width="0.53958in" svg:height="0.39028in" draw:z-index="0" draw:id="id109" draw:style-name="a109" draw:name="Oval 124"><svg:desc/><text:p text:style-name="P156">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9625in" svg:y="0.81944in" svg:width="0.96597in" svg:height="0.59514in" draw:z-index="0" draw:id="id110" draw:style-name="a110" draw:name="Oval 125"><svg:desc/><text:p text:style-name="P157"><text:span text:style-name="T158">class</text:span><text:span text:style-name="T159">:</text:span><text:span text:style-name="T160"><text:line-break/>products</text:span></text:p><text:p text:style-name="P161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39583in" svg:y1="0.51458in" draw:start-shape="id102" draw:start-glue-point="2" svg:x2="1.77083in" svg:y2="1.53958in" draw:end-shape="id104" draw:end-glue-point="0" draw:z-index="0" draw:id="id111" draw:style-name="a111" draw:name="AutoShape 126"><svg:desc/></draw:connector><draw:connector draw:type="line" svg:x1="1.39583in" svg:y1="0.51458in" draw:start-shape="id102" draw:start-glue-point="2" svg:x2="1.02083in" svg:y2="1.53958in" draw:end-shape="id105" draw:end-glue-point="0" draw:z-index="0" draw:id="id112" draw:style-name="a112" draw:name="AutoShape 127"><svg:desc/></draw:connector><draw:connector draw:type="line" svg:x1="1.20417in" svg:y1="0.45764in" draw:start-shape="id102" draw:start-glue-point="5" svg:x2="0.27014in" svg:y2="1.53958in" draw:end-shape="id103" draw:end-glue-point="0" draw:z-index="0" draw:id="id113" draw:style-name="a113" draw:name="AutoShape 128"><svg:desc/></draw:connector><draw:connector draw:type="line" svg:x1="1.58611in" svg:y1="0.45764in" draw:start-shape="id102" draw:start-glue-point="6" svg:x2="1.9625in" svg:y2="1.11736in" draw:end-shape="id110" draw:end-glue-point="3" draw:z-index="0" draw:id="id114" draw:style-name="a114" draw:name="AutoShape 130"><svg:desc/></draw:connector><draw:connector draw:type="line" svg:x1="1.77083in" svg:y1="1.92986in" draw:start-shape="id104" draw:start-glue-point="2" svg:x2="1.77014in" svg:y2="2.21875in" draw:end-shape="id108" draw:end-glue-point="0" draw:z-index="0" draw:id="id115" draw:style-name="a115" draw:name="AutoShape 131"><svg:desc/></draw:connector><draw:connector draw:type="line" svg:x1="1.02083in" svg:y1="1.92986in" draw:start-shape="id105" draw:start-glue-point="2" svg:x2="1.02014in" svg:y2="2.23264in" draw:end-shape="id107" draw:end-glue-point="0" draw:z-index="0" draw:id="id116" draw:style-name="a116" draw:name="AutoShape 132"><svg:desc/></draw:connector><draw:connector draw:type="line" svg:x1="0.27014in" svg:y1="1.92986in" draw:start-shape="id103" draw:start-glue-point="2" svg:x2="0.27153in" svg:y2="2.23264in" draw:end-shape="id106" draw:end-glue-point="0" draw:z-index="0" draw:id="id117" draw:style-name="a117" draw:name="AutoShape 133"><svg:desc/></draw:connector><draw:connector draw:type="line" svg:x1="1.9625in" svg:y1="1.87292in" draw:start-shape="id104" draw:start-glue-point="6" svg:x2="2.51944in" svg:y2="2.21875in" draw:end-shape="id109" draw:end-glue-point="0" draw:z-index="0" draw:id="id118" draw:style-name="a118" draw:name="AutoShape 135"><svg:desc/></draw:connector><draw:custom-shape svg:x="1.9625in" svg:y="0.125in" svg:width="0.96667in" svg:height="0.59583in" draw:z-index="0" draw:id="id119" draw:style-name="a119" draw:name="Oval 136"><svg:desc/><text:p text:style-name="P162"><text:span text:style-name="T163">class</text:span><text:span text:style-name="T164">:</text:span><text:span text:style-name="T165"><text:line-break/></text:span><text:span text:style-name="T166">container</text:span></text:p><text:p text:style-name="P167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1.66597in" svg:y1="0.32014in" draw:start-shape="id102" draw:start-glue-point="1" svg:x2="1.9625in" svg:y2="0.42222in" draw:end-shape="id119" draw:end-glue-point="3" draw:z-index="0" draw:id="id120" draw:style-name="a120" draw:name="AutoShape 137"><svg:desc/></draw:connector><draw:custom-shape svg:x="3.34861in" svg:y="2.275in" svg:width="0.60972in" svg:height="0.38958in" draw:z-index="0" draw:id="id121" draw:style-name="a121" draw:name="Oval 140"><svg:desc/><text:p text:style-name="P168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34861in" svg:y="2.96736in" svg:width="0.53958in" svg:height="0.39097in" draw:z-index="0" draw:id="id122" draw:style-name="a122" draw:name="Oval 141"><svg:desc/><text:p text:style-name="P169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64167in" svg:y="2.96736in" svg:width="0.53958in" svg:height="0.39097in" draw:z-index="0" draw:id="id123" draw:style-name="a123" draw:name="Oval 142"><svg:desc/><text:p text:style-name="P170">L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96736in" svg:width="0.54097in" svg:height="0.39097in" draw:z-index="0" draw:id="id124" draw:style-name="a124" draw:name="Oval 144"><svg:desc/><text:p text:style-name="P171">T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09861in" svg:y="2.96736in" svg:width="0.53819in" svg:height="0.39097in" draw:z-index="0" draw:id="id125" draw:style-name="a125" draw:name="Oval 145"><svg:desc/><text:p text:style-name="P172">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33403in" svg:y="1.55556in" svg:width="0.96597in" svg:height="0.59375in" draw:z-index="0" draw:id="id126" draw:style-name="a126" draw:name="Oval 146"><svg:desc/><text:p text:style-name="P173"><text:span text:style-name="T174">class</text:span><text:span text:style-name="T175">:</text:span><text:span text:style-name="T176"><text:line-break/></text:span><text:span text:style-name="T177">container</text:span></text:p><text:p text:style-name="P178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4.74306in" svg:y1="0.56111in" draw:start-shape="id127" draw:start-glue-point="2" svg:x2="4.36944in" svg:y2="2.27569in" draw:z-index="0" draw:id="id128" draw:style-name="a127" draw:name="AutoShape 148"><svg:desc/></draw:connector><draw:connector draw:type="line" svg:x1="4.74306in" svg:y1="0.56111in" draw:start-shape="id127" draw:start-glue-point="2" svg:x2="5.12153in" svg:y2="2.27569in" draw:z-index="0" draw:id="id129" draw:style-name="a128" draw:name="AutoShape 149"><svg:desc/></draw:connector><draw:connector draw:type="line" svg:x1="4.93472in" svg:y1="0.50417in" draw:start-shape="id127" draw:start-glue-point="6" svg:x2="5.47569in" svg:y2="1.64236in" draw:end-shape="id126" draw:end-glue-point="4" draw:z-index="0" draw:id="id130" draw:style-name="a129" draw:name="AutoShape 150"><svg:desc/></draw:connector><draw:connector draw:type="line" svg:x1="5.11944in" svg:y1="2.66458in" svg:x2="5.11806in" svg:y2="2.96736in" draw:end-shape="id124" draw:end-glue-point="0" draw:z-index="0" draw:id="id131" draw:style-name="a130" draw:name="AutoShape 151"><svg:desc/></draw:connector><draw:connector draw:type="line" svg:x1="4.36944in" svg:y1="2.66458in" svg:x2="4.36875in" svg:y2="2.96736in" draw:z-index="0" draw:id="id132" draw:style-name="a131" draw:name="AutoShape 152"><svg:desc/></draw:connector><draw:connector draw:type="line" svg:x1="3.61875in" svg:y1="2.66458in" svg:x2="3.62083in" svg:y2="2.96736in" draw:z-index="0" draw:id="id133" draw:style-name="a132" draw:name="AutoShape 153"><svg:desc/></draw:connector><draw:connector draw:type="line" svg:x1="5.36667in" svg:y1="2.60903in" draw:start-shape="id134" draw:start-glue-point="6" svg:x2="5.91181in" svg:y2="2.96736in" draw:end-shape="id123" draw:end-glue-point="0" draw:z-index="0" draw:id="id135" draw:style-name="a133" draw:name="AutoShape 154"><svg:desc/></draw:connector><draw:custom-shape svg:x="4.47292in" svg:y="0.17083in" svg:width="0.54167in" svg:height="0.39028in" draw:z-index="0" draw:id="id127" draw:style-name="a134" draw:name="Oval 155"><svg:desc/><text:p text:style-name="P179">C1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3.65347in" svg:y1="2.275in" draw:start-shape="id121" draw:start-glue-point="0" svg:x2="4.55208in" svg:y2="0.50417in" draw:end-shape="id127" draw:end-glue-point="5" draw:z-index="0" draw:id="id136" draw:style-name="a135" draw:name="AutoShape 157"><svg:desc/></draw:connector><draw:custom-shape svg:x="5.31042in" svg:y="0.225in" svg:width="0.96667in" svg:height="0.59444in" draw:z-index="0" draw:id="id137" draw:style-name="a136" draw:name="Oval 158"><svg:desc/><text:p text:style-name="P180"><text:span text:style-name="T181">class</text:span><text:span text:style-name="T182">:</text:span><text:span text:style-name="T183"><text:line-break/>products</text:span></text:p><text:p text:style-name="P184">„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5.01458in" svg:y1="0.36597in" draw:start-shape="id127" draw:start-glue-point="1" svg:x2="5.31042in" svg:y2="0.52222in" draw:end-shape="id137" draw:end-glue-point="3" draw:z-index="0" draw:id="id138" draw:style-name="a137" draw:name="AutoShape 159"><svg:desc/></draw:connector><draw:custom-shape svg:x="4.03194in" svg:y="2.27569in" svg:width="0.60833in" svg:height="0.39028in" draw:z-index="0" draw:id="id139" draw:style-name="a138" draw:name="Oval 160"><svg:desc/><text:p text:style-name="P185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84722in" svg:y="2.27569in" svg:width="0.60833in" svg:height="0.39028in" draw:z-index="0" draw:id="id134" draw:style-name="a139" draw:name="Oval 161"><svg:desc/><text:p text:style-name="P186">C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frame draw:z-index="0" draw:id="id140" draw:style-name="a140" draw:name="Text Box 163" svg:x="0in" svg:y="0in" svg:width="0.93333in" svg:height="0.56806in" style:rel-width="scale" style:rel-height="scale"><draw:text-box><text:p text:style-name="Standard"><text:span text:style-name="T187">A</text:span><text:span text:style-name="T188">abstr.</text:span></text:p></draw:text-box><svg:desc/></draw:frame><draw:frame draw:z-index="0" draw:id="id141" draw:style-name="a141" draw:name="Text Box 164" svg:x="3.34861in" svg:y="0in" svg:width="0.92292in" svg:height="0.56875in" style:rel-width="scale" style:rel-height="scale"><draw:text-box><text:p text:style-name="Standard"><text:span text:style-name="T189">B</text:span><text:span text:style-name="T190">a</text:span><text:span text:style-name="T191">bstr.</text:span></text:p></draw:text-box><svg:desc/></draw:frame></draw:g></text:span></text:p>
      <text:p text:style-name="P192">3 – Compute q-grams for each level of A and B</text:p>
      <text:p text:style-name="P193">For<text:s/>q=2, the result is: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<text:span text:style-name="T201">Level</text:span></text:p>
          </table:table-cell>
          <table:table-cell table:style-name="TableCell202">
            <text:p text:style-name="P203">Tree A</text:p>
          </table:table-cell>
          <table:table-cell table:style-name="TableCell204">
            <text:p text:style-name="P205">Tree B</text:p>
          </table:table-cell>
        </table:table-row>
        <table:table-row table:style-name="TableRow206">
          <table:table-cell table:style-name="TableCell207">
            <text:p text:style-name="P208"><text:span text:style-name="T209">1</text:span></text:p>
          </table:table-cell>
          <table:table-cell table:style-name="TableCell210">
            <text:p text:style-name="P211">{ C1 }</text:p>
          </table:table-cell>
          <table:table-cell table:style-name="TableCell212">
            <text:p text:style-name="P213">{ C1 }</text:p>
          </table:table-cell>
        </table:table-row>
        <table:table-row table:style-name="TableRow214">
          <table:table-cell table:style-name="TableCell215">
            <text:p text:style-name="P216"><text:span text:style-name="T217">2</text:span></text:p>
          </table:table-cell>
          <table:table-cell table:style-name="TableCell218">
            <text:p text:style-name="P219">{<text:s/>(C,C)<text:s/>}</text:p>
          </table:table-cell>
          <table:table-cell table:style-name="TableCell220">
            <text:p text:style-name="P221">{<text:s/>(C,C)<text:s/>}</text:p>
          </table:table-cell>
        </table:table-row>
        <table:table-row table:style-name="TableRow222">
          <table:table-cell table:style-name="TableCell223">
            <text:p text:style-name="P224"><text:span text:style-name="T225">3</text:span></text:p>
          </table:table-cell>
          <table:table-cell table:style-name="TableCell226">
            <text:p text:style-name="P227">{ (T,LT), (LT,T), (T,I) }</text:p>
          </table:table-cell>
          <table:table-cell table:style-name="TableCell228">
            <text:p text:style-name="P229">{ (T,I), (I,T), (T,LT) }</text:p>
          </table:table-cell>
        </table:table-row>
      </table:table>
      <text:p text:style-name="P230"/>
      <text:p text:style-name="P231">4<text:s/>–<text:s/>Compute<text:s/>the degree of similarity using<text:s/>q-grams and<text:s/>a penalty system</text:p>
      <text:p text:style-name="P232">At the beginning, the global variable score is set to 0.</text:p>
      <text:p text:style-name="P233"><text:span text:style-name="T234">Iterating over<text:s/></text:span><text:span text:style-name="T235">each<text:s/></text:span><text:span text:style-name="T236">row of the q-gram</text:span><text:span text:style-name="T237"><text:s/>table:</text:span></text:p>
      <text:list text:style-name="LFO5" text:continue-numbering="true">
        <text:list-item>
          <text:p text:style-name="P238">each matching q-gram results into score<text:s/>+<text:s/>1<text:s/></text:p>
        </text:list-item>
        <text:list-item>
          <text:p text:style-name="P239">each non-matching q-gram results into score<text:s/>- 1</text:p>
        </text:list-item>
      </text:list>
      <text:p text:style-name="P240"><text:span text:style-name="T241">Iterating over<text:s/></text:span><text:span text:style-name="T242">the<text:s/></text:span><text:span text:style-name="T243">nodes</text:span><text:span text:style-name="T244"><text:s/></text:span><text:span text:style-name="T245">of each level of<text:s/></text:span><text:span text:style-name="T246">A</text:span><text:span text:style-name="T247">abstract</text:span><text:span text:style-name="T248"><text:s/>and B</text:span><text:span text:style-name="T249">abstract</text:span><text:span text:style-name="T250">:</text:span></text:p>
      <text:list text:style-name="LFO6" text:continue-numbering="true">
        <text:list-item>
          <text:p text:style-name="P251">each matching “id” attribute results into score + 5</text:p>
        </text:list-item>
        <text:list-item>
          <text:p text:style-name="P252">each matching “class” attribute results into score + 3</text:p>
        </text:list-item>
      </text:list>
      <text:p text:style-name="P253">At the end, “score” directly indicates the degree of similarity between A and B - meaning, a high positive value indicates high similarity and vice versa.</text:p>
      <text:p text:style-name="P254">In the example, the resulting score is 0 (+ 1) (+ 1) (+ 1 -1 +1) (+3 +3) = 9</text:p>
      <text:p text:style-name="P255">Since the max. number of nodes is 13, a value of 9 indicates a rather high level of similarity.<text:line-break/></text:p>
      <text:soft-page-break/>
      <text:p text:style-name="P256">5<text:s/>–<text:s/>Conclusion</text:p>
      <text:p text:style-name="P257">The algorithm is clearly targeted at trees that represent HTML code.</text:p>
      <text:p text:style-name="P258">By defining custom tag-categories and rules that take domain knowledge of the structure of HTML pages into account, it is quite flexible and extendable.</text:p>
      <text:p text:style-name="P259">Since the algorithm replaces the actual HTML-tags with their (custom defined) categories, it works on a “higher” level of abstraction. This might, however, also lead to oversimplification.</text:p>
      <text:p text:style-name="P260">The major disadvantage of the proposed algorithm is that it computes and evaluates q-grams per level. Even though there is a simplification step that takes care of things like nested divs, a simple structural difference on level n between otherwise very similar trees A and B<text:s/>might lead to an unintended result (because, level n of A should actually be compared to level n+1 of B).</text:p>
      <text:p text:style-name="P261">To avoid this, the evaluation of q-grams could be done in a more complex way. For example, level n is compared to levels n, n+1 and n+2. Then, the maximum value is taken.<text:s/></text:p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chael Sobotka</meta:initial-creator>
    <dc:creator>Michael Sobotka</dc:creator>
    <meta:creation-date>2012-12-13T15:26:00Z</meta:creation-date>
    <dc:date>2012-12-13T15:27:00Z</dc:date>
    <meta:print-date>2012-12-13T15:26:00Z</meta:print-date>
    <meta:template xlink:href="Normal.dotm" xlink:type="simple"/>
    <meta:editing-cycles>2</meta:editing-cycles>
    <meta:editing-duration>PT0S</meta:editing-duration>
    <meta:document-statistic meta:page-count="4" meta:paragraph-count="8" meta:word-count="551" meta:character-count="4015" meta:row-count="28" meta:non-whitespace-character-count="3472"/>
  </office:meta>
</office:document-meta>
</file>